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Liberation Serif"/>
    </style:style>
    <style:style style:name="P4" style:family="paragraph" style:parent-style-name="Standard">
      <style:paragraph-properties fo:text-align="justify" style:justify-single-word="false"/>
      <style:text-properties style:font-name="Liberation Serif" fo:font-style="italic" style:font-style-asian="italic" style:font-style-complex="italic"/>
    </style:style>
    <style:style style:name="P5" style:family="paragraph" style:parent-style-name="Standard">
      <style:paragraph-properties fo:text-align="justify" style:justify-single-word="false"/>
      <style:text-properties style:font-name="Liberation Serif" fo:font-style="normal" style:font-style-asian="normal" style:font-style-complex="normal"/>
    </style:style>
    <style:style style:name="P6" style:family="paragraph" style:parent-style-name="Standard">
      <style:paragraph-properties fo:text-align="justify" style:justify-single-word="false"/>
      <style:text-properties fo:font-style="italic" style:font-style-asian="italic" style:font-style-complex="italic"/>
    </style:style>
    <style:style style:name="P7" style:family="paragraph" style:parent-style-name="Standard">
      <style:text-properties fo:font-style="normal" style:font-style-asian="normal" style:font-style-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Table_20_Contents">
      <style:paragraph-properties fo:text-align="center" style:justify-single-word="false"/>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justify" style:justify-single-word="false"/>
    </style:style>
    <style:style style:name="P12" style:family="paragraph" style:parent-style-name="Text_20_body">
      <style:paragraph-properties fo:text-align="justify" style:justify-single-word="false"/>
    </style:style>
    <style:style style:name="P13" style:family="paragraph" style:parent-style-name="Text_20_body">
      <style:text-properties fo:color="#000000" fo:font-weight="normal" style:font-weight-asian="normal" style:font-weight-complex="normal"/>
    </style:style>
    <style:style style:name="P14" style:family="paragraph" style:parent-style-name="Text_20_body">
      <style:text-properties fo:font-style="italic" style:font-style-asian="italic" style:font-style-complex="italic"/>
    </style:style>
    <style:style style:name="P15" style:family="paragraph" style:parent-style-name="Text_20_body">
      <style:paragraph-properties fo:text-align="justify" style:justify-single-word="false"/>
      <style:text-properties fo:font-style="italic" style:font-style-asian="italic" style:font-style-complex="italic"/>
    </style:style>
    <style:style style:name="P16" style:family="paragraph" style:parent-style-name="Text_20_body">
      <style:text-properties fo:font-style="normal" style:font-style-asian="normal" style:font-style-complex="normal"/>
    </style:style>
    <style:style style:name="P17" style:family="paragraph" style:parent-style-name="Text_20_body">
      <style:paragraph-properties fo:text-align="justify" style:justify-single-word="false"/>
      <style:text-properties fo:font-style="normal" style:font-style-asian="normal" style:font-style-complex="normal"/>
    </style:style>
    <style:style style:name="P18" style:family="paragraph" style:parent-style-name="Text_20_body">
      <style:paragraph-properties fo:text-align="justify" style:justify-single-word="false"/>
      <style:text-properties style:font-name="Liberation Serif1" fo:font-style="normal" style:text-underline-style="none" style:font-style-asian="normal" style:font-style-complex="normal"/>
    </style:style>
    <style:style style:name="P19" style:family="paragraph" style:parent-style-name="Standard" style:list-style-name="L2">
      <style:paragraph-properties fo:text-align="justify" style:justify-single-word="false"/>
    </style:style>
    <style:style style:name="P20" style:family="paragraph" style:parent-style-name="Text_20_body" style:list-style-name="L1">
      <style:paragraph-properties fo:text-align="justify" style:justify-single-word="false"/>
    </style:style>
    <style:style style:name="P21" style:family="paragraph" style:parent-style-name="Text_20_body" style:list-style-name="L3"/>
    <style:style style:name="P22" style:family="paragraph" style:parent-style-name="Table_20_Contents">
      <style:text-properties fo:color="#000000" officeooo:rsid="0094c7ed" officeooo:paragraph-rsid="0018d807"/>
    </style:style>
    <style:style style:name="P23" style:family="paragraph" style:parent-style-name="Heading_20_1" style:list-style-name=""/>
    <style:style style:name="P24" style:family="paragraph" style:parent-style-name="Heading_20_1">
      <style:paragraph-properties fo:break-before="page"/>
    </style:style>
    <style:style style:name="P25" style:family="paragraph" style:parent-style-name="Heading_20_1">
      <style:paragraph-properties fo:text-align="justify" style:justify-single-word="false" fo:break-before="page"/>
    </style:style>
    <style:style style:name="P26" style:family="paragraph" style:parent-style-name="Heading_20_2">
      <style:paragraph-properties fo:text-align="justify" style:justify-single-word="false"/>
    </style:style>
    <style:style style:name="P27" style:family="paragraph" style:parent-style-name="Heading_20_3">
      <style:paragraph-properties fo:text-align="justify" style:justify-single-word="false"/>
    </style:style>
    <style:style style:name="P28" style:family="paragraph" style:parent-style-name="enum" style:list-style-name="L1">
      <style:paragraph-properties fo:text-align="justify" style:justify-single-word="false"/>
    </style:style>
    <style:style style:name="P29" style:family="paragraph" style:parent-style-name="enum" style:list-style-name="L1">
      <style:paragraph-properties fo:text-align="justify" style:justify-single-word="fals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style:text-position="sub 58%"/>
    </style:style>
    <style:style style:name="T5" style:family="text">
      <style:text-properties style:text-position="sub 58%" fo:font-style="italic" style:font-style-asian="italic" style:font-style-complex="italic"/>
    </style:style>
    <style:style style:name="T6" style:family="text">
      <style:text-properties style:text-position="sub 58%" style:text-underline-style="none"/>
    </style:style>
    <style:style style:name="T7" style:family="text">
      <style:text-properties style:text-position="sub 58%" fo:font-style="normal" style:text-underline-style="none" style:font-style-asian="normal" style:font-style-complex="normal"/>
    </style:style>
    <style:style style:name="T8" style:family="text">
      <style:text-properties fo:color="#ff0000"/>
    </style:style>
    <style:style style:name="T9" style:family="text">
      <style:text-properties style:text-underline-style="none"/>
    </style:style>
    <style:style style:name="T10" style:family="text">
      <style:text-properties officeooo:rsid="009d4a8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F8775 – Analyse et conception d’algorithmes</text:p>
      <text:p text:style-name="Subtitle">TP2 – Automne 2019</text:p>
      <text:p text:style-name="P1"/>
      <table:table table:name="Table2" table:style-name="Table2">
        <table:table-column table:style-name="Table2.A"/>
        <table:table-column table:style-name="Table2.B"/>
        <table:table-row>
          <table:table-cell table:style-name="Table2.A1" office:value-type="string">
            <text:p text:style-name="P10">Nom, prénom, matricule des membres</text:p>
          </table:table-cell>
          <table:table-cell table:style-name="Table2.B1" office:value-type="string">
            <text:p text:style-name="P22">Lachhab, Mourad, 1842928</text:p>
            <text:p text:style-name="P22">Lafleur, Elisabeth, <text:span text:style-name="T10">1848666</text:span></text:p>
          </table:table-cell>
        </table:table-row>
        <table:table-row>
          <table:table-cell table:style-name="Table2.A2" office:value-type="string">
            <text:p text:style-name="P10">Note finale / 13</text:p>
          </table:table-cell>
          <table:table-cell table:style-name="Table2.B2" table:formula="ooow:&lt;Table1.A1&gt;+&lt;Table4.A1&gt;+&lt;Table5.A1&gt;+&lt;Table7.A1&gt;+&lt;Table6.A1&gt;+&lt;Table3.A1&gt;" office:value-type="float" office:value="0">
            <text:p text:style-name="Table_20_Contents">0</text:p>
          </table:table-cell>
        </table:table-row>
      </table:table>
      <text:p text:style-name="Standard"/>
      <text:h text:style-name="Heading_20_1" text:outline-level="1">Informations techniques</text:h>
      <text:list xml:id="list1089183973" text:style-name="L1">
        <text:list-item>
          <text:p text:style-name="P28">Répondez directement dans ce document ODT avec LibreOffice. Veuillez ne pas inclure le texte en italique servant de directive.</text:p>
        </text:list-item>
        <text:list-item>
          <text:p text:style-name="P28">La correction se fait à même le rapport.</text:p>
        </text:list-item>
        <text:list-item>
          <text:p text:style-name="P28">Avant votre cinquième séance de laboratoire (<text:span text:style-name="T8">13 novembre 2019 8h30 (groupe B1)</text:span> ou <text:span text:style-name="T8">20 novembre 2019 8h30 (groupe B2)</text:span>), vous devez faire une <text:span text:style-name="T1">remise électronique sur Moodle</text:span> en suivant les instructions suivantes :</text:p>
          <text:list>
            <text:list-item>
              <text:p text:style-name="P28">Le dossier remis doit se nommer matricule1_matricule2_tp2 et doit être compressé sous format zip.</text:p>
            </text:list-item>
            <text:list-item>
              <text:p text:style-name="P28">À la racine de ce dernier, on doit retrouver :</text:p>
              <text:list>
                <text:list-item>
                  <text:p text:style-name="P28">Ce rapport sous format ODT.</text:p>
                </text:list-item>
                <text:list-item>
                  <text:p text:style-name="P28">Un script nommé <text:span text:style-name="T1">tp.sh</text:span><text:span text:style-name="T2"> servant à exécuter les différents algorithmes du TP. L’interface du script est décrite à la fin du rapport.</text:span></text:p>
                </text:list-item>
                <text:list-item>
                  <text:p text:style-name="P28"><text:span text:style-name="T2">Un fichier texte nommé </text:span><text:span text:style-name="T1">emails.txt</text:span><text:span text:style-name="T2"> contenant le courriel de chaque membre de l’équipe.</text:span></text:p>
                </text:list-item>
                <text:list-item>
                  <text:p text:style-name="P29">Le code source et les exécutables.</text:p>
                </text:list-item>
              </text:list>
            </text:list-item>
          </text:list>
        </text:list-item>
        <text:list-item>
          <text:p text:style-name="P29">Vous avez le choix du langage de programmation utilisé mais vous devrez utiliser les mêmes langage, compilateur et ordinateur pour toutes vos implantations. Notez que le code et les exécutables soumis seront testés sur les ordinateurs de la salle L-4714 et doivent être compatibles avec cet environnement. En d’autres mots, tout doit fonctionner correctement lorsque le correcteur exécute votre script <text:span text:style-name="T1">tp.sh</text:span> sur un des ordinateurs de la salle.</text:p>
        </text:list-item>
        <text:list-item>
          <text:p text:style-name="P20">Si vous utilisez des extraits de codes (programmes) trouvés sur Internet, vous devez en mentionner la source, sinon vous serez sanctionnés pour plagiat. </text:p>
        </text:list-item>
      </text:list>
      <text:h text:style-name="Heading_20_1" text:outline-level="1"><text:soft-page-break/>Mise en situation</text:h>
      <text:p text:style-name="P2">Ce travail pratique se répartit sur deux séances de laboratoire et porte sur l'analyse et la conception d'algorithmes développés suivant différents patrons de conception afin de résoudre une version simplifiée d'un problème réaliste d'optimisation.</text:p>
      <text:p text:style-name="P8"/>
      <text:p text:style-name="P8">La guerre commerciale entre les États-Unis et la Chine a fait monter le prix de l’acier dans ces deux pays. Heureusement, le Canada n’est pas touché par cette situation ; au contraire, on voit chez nous une augmentation des prix de l’acier, car nous sommes devenus le principal fournisseur d’acier pour les États-Unis. Une aciérie vous engage pour optimiser la production dans sa nouvelle usine. Votre usine produit des rouleaux d’acier de différentes longueurs, que vous devez couper puis vendre au plus offrant.</text:p>
      <text:p text:style-name="P8"/>
      <text:p text:style-name="P8">Un exemplaire consiste en un rouleau de taille <text:span text:style-name="T1">n</text:span>, et plusieurs coupes possibles de taille<text:span text:style-name="T1"> i</text:span> (<text:span text:style-name="T1">i</text:span> = 1, ..., <text:span text:style-name="T1">n</text:span>)<text:span text:style-name="T1"> </text:span>ayant chacune un profit <text:span text:style-name="T1">p</text:span><text:span text:style-name="T5">i</text:span>. Vous devez trouver une combinaison de coupes maximisant le profit du rouleau. Une certaine coupe peut être utilisée plusieurs fois.</text:p>
      <text:h text:style-name="P23" text:outline-level="1"/>
      <text:h text:style-name="P25" text:outline-level="1">Implantation</text:h>
      <text:p text:style-name="P2">Trois algorithmes seront implantés, mettant en pratique les patrons de conception :</text:p>
      <text:list xml:id="list2992170222" text:style-name="L2">
        <text:list-item>
          <text:p text:style-name="P19">algorithme glouton</text:p>
        </text:list-item>
        <text:list-item>
          <text:p text:style-name="P19">algorithme de programmation dynamique</text:p>
        </text:list-item>
        <text:list-item>
          <text:p text:style-name="P19">algorithme de recherche avec retour en arrière (backtracking)</text:p>
        </text:list-item>
      </text:list>
      <text:p text:style-name="P2"/>
      <text:h text:style-name="P26" text:outline-level="2">Algorithme glouton</text:h>
      <text:p text:style-name="P3">L'algorithme glouton fait son choix en fonction de la rentabilité d’une coupe. Pour chaque coupe <text:span text:style-name="T1">i</text:span><text:span text:style-name="T2"> vous calculez sa rentabilité </text:span><text:span text:style-name="T1">r</text:span><text:span text:style-name="T5">i</text:span><text:span text:style-name="T2"> comme étant le profit divisé par la longueur de la coupe :</text:span></text:p>
      <text:p text:style-name="P5"/>
      <text:p text:style-name="P4">r<text:span text:style-name="T4">i</text:span><text:span text:style-name="T2"> = </text:span>p<text:span text:style-name="T4">i</text:span><text:span text:style-name="T2"> / </text:span>i</text:p>
      <text:p text:style-name="P3"/>
      <text:p text:style-name="P3">À chaque itération, vous effectuez la coupe qui a la rentabilité maximum.</text:p>
      <text:p text:style-name="P3"/>
      <text:h text:style-name="P26" text:outline-level="2">Algorithme de programmation dynamique</text:h>
      <text:p text:style-name="P17">L'algorithme de programmation dynamique remplit un tableau des revenus optimaux en fonction de la longueur du rouleau. Pour cet algorithme, nous ajoutons une coupe de taille 0 ayant un prix de 0. Soit un tableau <text:span text:style-name="T1">r</text:span> représentant le prix le plus haut auquel on peut vendre un rouleau de taille <text:span text:style-name="T1">j</text:span> (<text:span text:style-name="T1">j</text:span> = 0, ..., <text:span text:style-name="T1">n</text:span>), et <text:span text:style-name="T1">p</text:span><text:span text:style-name="T5">i</text:span><text:span text:style-name="T1"> </text:span>(<text:span text:style-name="T1">i</text:span> = 0, ..., <text:span text:style-name="T1">n</text:span>) le prix d’une coupe de taille <text:span text:style-name="T1">i</text:span>. La relation de récurrence est :</text:p>
      <text:p text:style-name="P15">r<text:span text:style-name="T4">0</text:span> = p<text:span text:style-name="T4">0 </text:span><text:span text:style-name="T2">= 0</text:span></text:p>
      <text:p text:style-name="P15">r<text:span text:style-name="T6">j</text:span><text:span text:style-name="T9"> </text:span><text:span text:style-name="T3">= max</text:span><text:span text:style-name="T6">i</text:span><text:span text:style-name="T7">=1,...,</text:span><text:span text:style-name="T6">j</text:span><text:span text:style-name="T3"> {</text:span><text:span text:style-name="T9">p</text:span><text:span text:style-name="T6">i</text:span><text:span text:style-name="T9"> + r</text:span><text:span text:style-name="T6">j-i</text:span><text:span text:style-name="T2">}, pour </text:span>j <text:span text:style-name="T2">&gt; 0</text:span></text:p>
      <text:p text:style-name="P17">La solution se trouve en <text:span text:style-name="T1">r</text:span><text:span text:style-name="T5">n</text:span>.</text:p>
      <text:p text:style-name="P17">Note : Pour vous aider à vérifier que votre implantation fonctionne correctement, voici deux solutions que vous devriez obtenir avec cet algorithme (dépendant de votre implantation, il pourrait être possible que vous arriviez au même prix mais avec différentes coupes) :</text:p>
      <text:p text:style-name="P17">- 4000-3.txt ; prix total = 15982; coupes = [1, 2, 1139, 1363, 1495]</text:p>
      <text:p text:style-name="P17">- 30000-1.txt ; prix total = 119962 ; coupes = [4, 6590, 11362, 12044]</text:p>
      <text:h text:style-name="P26" text:outline-level="2">Algorithme de recherche avec retour en arrière (backtracking)</text:h>
      <text:p text:style-name="P18">Cet algorithme explore implicitement un arbre contenant toutes les solutions, en utilisant une approche récursive. Voir la section 7.7 des notes de cours pour plus de détails.</text:p>
      <text:h text:style-name="P24" text:outline-level="1">Jeu de données</text:h>
      <text:p text:style-name="Standard">Vous trouverez sur le site Moodle du cours tous les exemplaires du problème à résoudre.</text:p>
      <text:p text:style-name="Standard">La structure des fichiers d'exemplaires est :</text:p>
      <text:p text:style-name="Standard">Sur la première ligne : <text:span text:style-name="T1">Longueur N d’un rouleau d’acier</text:span></text:p>
      <text:p text:style-name="Standard">Sur la deuxième ligne :<text:span text:style-name="T5"> <text:s/></text:span><text:span text:style-name="T1">Tailles des coupes i</text:span><text:span text:style-name="T5">1</text:span><text:span text:style-name="T1"> i</text:span><text:span text:style-name="T5">2</text:span><text:span text:style-name="T1"> ... i</text:span><text:span text:style-name="T5">N</text:span><text:span text:style-name="T1"> séparées d’un espace</text:span></text:p>
      <text:p text:style-name="Standard">Sur la troisième ligne: <text:span text:style-name="T1">Prix des coupes <text:s/>p</text:span><text:span text:style-name="T5">1</text:span><text:span text:style-name="T1"> p</text:span><text:span text:style-name="T5">2</text:span><text:span text:style-name="T1"> ... p</text:span><text:span text:style-name="T5">N</text:span><text:span text:style-name="T1"> séparés d’un espace</text:span></text:p>
      <text:p text:style-name="P7"/>
      <text:p text:style-name="P7">Le nom des fichiers suit la forme suivante : <text:span text:style-name="T1">taille</text:span>-<text:span text:style-name="T1">exemplaire.txt;</text:span> les tailles étant 10, 100, 400, 1000, 4000, 10000, 20000, ou 40000, et les exemplaires étant numérotés de 1 à 10.</text:p>
      <text:h text:style-name="P24" text:outline-level="1">Présentation des résultats</text:h>
      <table:table table:name="Table1" table:style-name="Table1">
        <table:table-column table:style-name="Table1.A"/>
        <table:table-column table:style-name="Table1.B"/>
        <table:table-row>
          <table:table-cell table:style-name="Table1.A1" office:value-type="string">
            <text:p text:style-name="P9">0</text:p>
          </table:table-cell>
          <table:table-cell table:style-name="Table1.B1" office:value-type="string">
            <text:p text:style-name="P9"><text:s/>/ 4 pt</text:p>
          </table:table-cell>
        </table:table-row>
      </table:table>
      <text:p text:style-name="Standard"/>
      <text:h text:style-name="Heading_20_3" text:outline-level="3">Tableau des résultats</text:h>
      <text:p text:style-name="P6">Exécutez chacun des trois algorithmes en notant leur temps d'exécution et le revenu total de la solution trouvée pour chaque exemplaire mais ne rapportez dans un tableau que la moyenne de chaque série de dix exemplaires.</text:p>
      <text:p text:style-name="P6"/>
      <text:h text:style-name="Heading_20_3" text:outline-level="3">Graphiques pour analyse hybride</text:h>
      <text:p text:style-name="P14">Voir questions plus bas.</text:p>
      <text:h text:style-name="P25" text:outline-level="1">Analyse et discussion</text:h>
      <table:table table:name="Table4" table:style-name="Table4">
        <table:table-column table:style-name="Table4.A"/>
        <table:table-column table:style-name="Table4.B"/>
        <table:table-row>
          <table:table-cell table:style-name="Table4.A1" office:value-type="string">
            <text:p text:style-name="P11">0</text:p>
          </table:table-cell>
          <table:table-cell table:style-name="Table4.B1" office:value-type="string">
            <text:p text:style-name="P11"><text:s/>/ 6 pt</text:p>
          </table:table-cell>
        </table:table-row>
      </table:table>
      <text:h text:style-name="P27" text:outline-level="3">Tentez une analyse asymptotique du temps de calcul pour chaque algorithme.</text:h>
      <text:p text:style-name="P15">Si vous préférez écrire vos équations en Latex, vous pouvez ajouter un pdf à la remise avec la réponse à cette question et le mentionner ici.</text:p>
      <text:h text:style-name="P27" text:outline-level="3">Servez-vous de vos temps d'exécution pour confirmer et/ou préciser l'analyse asymptotique théorique de vos algorithmes avec la méthode hybride de votre choix.</text:h>
      <text:p text:style-name="P15">La méthode peut varier d'un algorithme à l'autre. Justifiez les choix ici et mettez les graphiques dans la section précédente.</text:p>
      <text:h text:style-name="P27" text:outline-level="3">Discutez des trois algorithmes en fonction de la qualité respective des solutions obtenues, de la consommation de ressources (temps de calcul, espace mémoire) et de la difficulté d'implantation.</text:h>
      <text:p text:style-name="P12"/>
      <text:h text:style-name="P27" text:outline-level="3">Indiquez sous quelles conditions vous utiliseriez chacun des algorithmes.</text:h>
      <text:p text:style-name="P15"/>
      <text:h text:style-name="P24" text:outline-level="1">Autres critères de correction</text:h>
      <text:h text:style-name="Heading_20_3" text:outline-level="3">Respect de l’interface tp.sh</text:h>
      <table:table table:name="Table5" table:style-name="Table5">
        <table:table-column table:style-name="Table5.A"/>
        <table:table-column table:style-name="Table5.B"/>
        <table:table-row>
          <table:table-cell table:style-name="Table5.A1" office:value-type="string">
            <text:p text:style-name="P9">0</text:p>
          </table:table-cell>
          <table:table-cell table:style-name="Table5.B1" office:value-type="string">
            <text:p text:style-name="P9"><text:s/>/ 1 pt</text:p>
          </table:table-cell>
        </table:table-row>
      </table:table>
      <text:p text:style-name="Standard"/>
      <text:p text:style-name="Standard">Utilisation :</text:p>
      <text:p text:style-name="Standard"><text:tab/>tp.sh -a [glouton | progdyn | backtrack] -e [path_vers_exemplaire]</text:p>
      <text:p text:style-name="Standard"/>
      <text:p text:style-name="Standard">Arguments optionnels :</text:p>
      <text:p text:style-name="Standard"><text:tab/>-c <text:tab/>affiche la solution (coupes <text:span text:style-name="T1">i </text:span><text:span text:style-name="T2">choisies</text:span>) sur une ligne, avec chaque coupe séparée par un espace</text:p>
      <text:p text:style-name="Standard"><text:tab/>-p<text:tab/>affiche le prix total des coupes choisies, sans unité ni texte superflu</text:p>
      <text:p text:style-name="Standard"><text:tab/>-t<text:tab/>affiche le temps d’exécution en ms, sans unité ni texte superflu</text:p>
      <text:p text:style-name="Standard"/>
      <text:p text:style-name="Standard">Important : l’option -e doit accepter des fichiers avec des paths absolus.</text:p>
      <text:p text:style-name="Standard"/>
      <text:p text:style-name="Standard">Sentez-vous libres d’adapter le script <text:span text:style-name="T1">tp.sh</text:span><text:span text:style-name="T2"> du TP1 pour les besoins du TP2.</text:span></text:p>
      <text:p text:style-name="Standard"/>
      <text:h text:style-name="Heading_20_3" text:outline-level="3">Qualité du code</text:h>
      <table:table table:name="Table7" table:style-name="Table7">
        <table:table-column table:style-name="Table7.A"/>
        <table:table-column table:style-name="Table7.B"/>
        <table:table-row>
          <table:table-cell table:style-name="Table7.A1" office:value-type="string">
            <text:p text:style-name="P9">0</text:p>
          </table:table-cell>
          <table:table-cell table:style-name="Table7.B1" office:value-type="string">
            <text:p text:style-name="P9"><text:s/>/ 1 pt</text:p>
          </table:table-cell>
        </table:table-row>
      </table:table>
      <text:p text:style-name="Standard"/>
      <text:h text:style-name="Heading_20_3" text:outline-level="3">Présentation générale (concision, qualité du français, etc.)</text:h>
      <table:table table:name="Table6" table:style-name="Table6">
        <table:table-column table:style-name="Table6.A"/>
        <table:table-column table:style-name="Table6.B"/>
        <table:table-row>
          <table:table-cell table:style-name="Table6.A1" office:value-type="string">
            <text:p text:style-name="P9">0</text:p>
          </table:table-cell>
          <table:table-cell table:style-name="Table6.B1" office:value-type="string">
            <text:p text:style-name="P9"><text:s/>/ 1 pt</text:p>
          </table:table-cell>
        </table:table-row>
      </table:table>
      <text:p text:style-name="P13"/>
      <text:h text:style-name="Heading_20_3" text:outline-level="3">Pénalités</text:h>
      <table:table table:name="Table3" table:style-name="Table3">
        <table:table-column table:style-name="Table3.A"/>
        <table:table-row>
          <table:table-cell table:style-name="Table3.A1" office:value-type="string">
            <text:p text:style-name="P9">0</text:p>
          </table:table-cell>
        </table:table-row>
      </table:table>
      <text:p text:style-name="Text_20_body"/>
      <text:list xml:id="list1629327923" text:style-name="L3">
        <text:list-item>
          <text:p text:style-name="P21">Retard : -1 pt / journée de retard, arrondi vers le haut. Les TPs ne sont plus acceptés après 3 jours.</text:p>
        </text:list-item>
        <text:list-item>
          <text:p text:style-name="P21">Autres : Le correcteur peut attribuer d’autres pénalités (par exemple si les exécutables sont manquants, fichier <text:span text:style-name="T1">emails.txt</text:span><text:span text:style-name="T2"> manquant, etc.</text:span>)</text:p>
        </text:list-item>
      </text:lis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m" style:family="paragraph" style:parent-style-name="Text_20_body">
      <style:paragraph-properties fo:margin-top="0cm" fo:margin-bottom="0.254cm" loext: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19-11-05T14:39:20.548629712</dc:date>
    <meta:editing-duration>PT13H54M54S</meta:editing-duration>
    <meta:editing-cycles>160</meta:editing-cycles>
    <meta:generator>LibreOffice/6.0.7.3$Linux_X86_64 LibreOffice_project/00m0$Build-3</meta:generator>
    <meta:document-statistic meta:table-count="7" meta:image-count="0" meta:object-count="0" meta:page-count="7" meta:paragraph-count="87" meta:word-count="1138" meta:character-count="6855" meta:non-whitespace-character-count="5805"/>
  </office:meta>
</office:document-meta>
</file>